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item>
              <text:p text:style-name="P2">including experiments in what you can do with your data.</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Discussion<text:bookmark-end text:name="discussion"/></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5">
        <text:list-item>
          <text:p text:style-name="P5">Data &gt; Information &gt; Knowledge</text:p>
        </text:list-item>
        <text:list-item>
          <text:p text:style-name="P5">Answering questions</text:p>
        </text:list-item>
        <text:list-item>
          <text:p text:style-name="P5">Reflection &amp; goal setting</text:p>
        </text:list-item>
        <text:list-item>
          <text:p text:style-name="P5">Orienteering</text:p>
        </text:list-item>
        <text:list-item>
          <text:p text:style-name="P5">scripts analysing GDPR-retrieved Data</text:p>
        </text:list-item>
        <text:list-item>
          <text:p text:style-name="P5">Gmail API hacking</text:p>
        </text:list-item>
      </text:list>
      <text:h text:style-name="Heading_20_4" text:outline-level="4"><text:bookmark-start text:name="our-lives-in-data"/>Our lives in data<text:bookmark-end text:name="our-lives-in-data"/></text:h>
      <text:p text:style-name="First_20_paragraph">[Target X words]</text:p>
      <text:list text:style-name="L6">
        <text:list-item>
          <text:p text:style-name="P6">How to not overwhelm people with Information</text:p>
        </text:list-item>
        <text:list-item>
          <text:p text:style-name="P6">the need to model things in the context of people’s everyday lives</text:p>
          <text:list text:style-name="L7">
            <text:list-item>
              <text:p text:style-name="P7">bring in life modelling stuff (models &amp; prototypes) I did at BBC</text:p>
            </text:list-item>
            <text:list-item>
              <text:p text:style-name="P7">different mental models</text:p>
            </text:list-item>
          </text:list>
        </text:list-item>
        <text:list-item>
          <text:p text:style-name="P6">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20:34:18Z</meta:creation-date>
    <dc:date>2020-11-12T20:34:18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